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Glossy-notes">
      <style:graphic-properties draw:fill-color="#ffffff" fo:min-height="13.114cm"/>
    </style:style>
    <style:style style:name="pr2" style:family="presentation" style:parent-style-name="Glossy-title">
      <style:graphic-properties draw:fill-color="#ffffff" draw:auto-grow-height="true" fo:min-height="3.507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draw:auto-grow-height="true" fo:min-height="13.365cm"/>
    </style:style>
    <style:style style:name="pr5" style:family="presentation" style:parent-style-name="Glossy-title">
      <style:graphic-properties fo:min-height="3.256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outline1">
      <style:graphic-properties fo:min-height="1.4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cc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justify"/>
      <style:text-properties fo:font-size="22pt" style:font-size-asian="22pt" style:font-size-complex="22pt"/>
    </style:style>
    <style:style style:name="P10" style:family="paragraph">
      <style:paragraph-properties fo:text-align="justify"/>
      <style:text-properties fo:color="#c0c0c0" fo:font-size="22pt" style:font-size-asian="22pt" style:font-size-complex="2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ffffcc" fo:font-size="18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05cm" svg:height="5.715cm" svg:x="5.08cm" svg:y="7.62cm">
          <text:p text:style-name="P1"><text:span text:style-name="T1">maven-bluemartini</text:span><text:span text:style-name="T2"> projec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What is <text:span text:style-name="T3">maven-bluemartini</text:span>?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maven-bluemartini</text:span> is a Maven archetype for Blue Martini projects</text:p>
              </text:list-item>
              <text:list-item>
                <text:p>Open source project: <text:a xlink:href="http://code.google.com/p/maven-bluemartini">http://code.google.com/p/maven-bluemartini</text:a></text:p>
              </text:list-item>
              <text:list-item>
                <text:p>Tested and documented with BM 10.1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<text:span text:style-name="T3">maven-bluemartini</text:span> goals 1/2</text:p>
          </draw:text-box>
        </draw:frame>
        <draw:frame presentation:style-name="pr3" draw:text-style-name="P4" draw:layer="layout" svg:width="25.199cm" svg:height="15.502cm" svg:x="1.4cm" svg:y="3.914cm" presentation:class="outline" presentation:user-transformed="true">
          <draw:text-box>
            <text:list text:style-name="L3">
              <text:list-item>
                <text:p>Setup a fresh Blue Martini project in 15 minutes</text:p>
              </text:list-item>
              <text:list-item>
                <text:p>Keep build as simple as possible</text:p>
              </text:list-item>
              <text:list-item>
                <text:p>Integrate out-of-the-box BM projects with Continuous integration software stack (e.g.: Hudson, Sonar, Selenium...)</text:p>
              </text:list-item>
              <text:list-item>
                <text:p>Use convention over configuration</text:p>
                <text:list>
                  <text:list-item>
                    <text:p>Respect industry standards (new developer productive in day One)</text:p>
                  </text:list-item>
                  <text:list-item>
                    <text:p>Keep same project structure for all customers (easier for professional services and support to debu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<text:span text:style-name="T3">maven-bluemartini</text:span> goals 2/2</text:p>
          </draw:text-box>
        </draw:frame>
        <draw:frame presentation:style-name="pr3" draw:text-style-name="P4" draw:layer="layout" svg:width="25.199cm" svg:height="16.272cm" svg:x="1.4cm" svg:y="3.914cm" presentation:class="outline" presentation:user-transformed="true">
          <draw:text-box>
            <text:list text:style-name="L3">
              <text:list-item>
                <text:p>Run and deploy the application inside Eclipse</text:p>
              </text:list-item>
              <text:list-item>
                <text:p>Increase development productivity thanks to:</text:p>
                <text:list>
                  <text:list-item>
                    <text:p>Debugging mode and Hot Code Replacement </text:p>
                  </text:list-item>
                  <text:list-item>
                    <text:p>Hot Deploy</text:p>
                  </text:list-item>
                </text:list>
              </text:list-item>
              <text:list-item>
                <text:p>In development mode, keep dependency as simple as possible:</text:p>
                <text:list>
                  <text:list-item>
                    <text:p>No BM installation required</text:p>
                  </text:list-item>
                  <text:list-item>
                    <text:p>Remove EAC dependency</text:p>
                  </text:list-item>
                  <text:list-item>
                    <text:p>Remove JMS dependency</text:p>
                  </text:list-item>
                  <text:list-item>
                    <text:p>Remove WebSphere Network Deployment depend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How do we achive the goals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Using Maven (thanks to Maven archetype)</text:p>
              </text:list-item>
              <text:list-item>
                <text:p>Customizating configuration files and code </text:p>
              </text:list-item>
              <text:list-item>
                <text:p>Running in deployed mode and using Eclipse WTP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What is Maven?</text:p>
          </draw:text-box>
        </draw:frame>
        <draw:frame presentation:style-name="pr6" draw:layer="layout" svg:width="25.199cm" svg:height="16.367cm" svg:x="1.482cm" svg:y="3.922cm" presentation:class="outline" presentation:user-transformed="true">
          <draw:text-box>
            <text:list text:style-name="L3">
              <text:list-item>
                <text:p>Convention over configuration</text:p>
              </text:list-item>
              <text:list-item>
                <text:p>A standard XML file (POM) to describe what is custom in your project. E.g.:</text:p>
                <text:list>
                  <text:list-item>
                    <text:p>Name</text:p>
                  </text:list-item>
                  <text:list-item>
                    <text:p>Version</text:p>
                  </text:list-item>
                  <text:list-item>
                    <text:p>SCM url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4">Advantage</text:span>: respect convention so easy to understand by developers and plugins </text:p>
              </text:list-item>
              <text:list-item>
                <text:p>A nice way to manage, store and versioned dependenc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473cm" svg:x="1.27cm" svg:y="-0.108cm" presentation:class="title" presentation:user-transformed="true">
          <draw:text-box>
            <text:p>Maven makes it easy to connect third-party software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>Continuous Integration System (e.g. Hudson)</text:p>
                <text:list>
                  <text:list-item>
                    <text:p>Nightly build</text:p>
                  </text:list-item>
                  <text:list-item>
                    <text:p>Start/Stop production servers</text:p>
                  </text:list-item>
                  <text:list-item>
                    <text:p>Deploy to production</text:p>
                  </text:list-item>
                </text:list>
              </text:list-item>
              <text:list-item>
                <text:p><text:s/>Code quality tool (e.g. Sonar)</text:p>
                <text:list>
                  <text:list-item>
                    <text:p>Generate code quality reports: PMD (Code analysis), Cobertura (Code coverage), ...</text:p>
                  </text:list-item>
                </text:list>
              </text:list-item>
              <text:list-item>
                <text:p>Web test automation platform (e.g. Selenium Server)</text:p>
                <text:list>
                  <text:list-item>
                    <text:p>Easy to integrate to unit te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27cm" svg:y="0cm" presentation:class="title" presentation:user-transformed="true">
          <draw:text-box>
            <text:p>Maven and releasing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Tag in svn and update POM with new version:</text:p>
                <text:list>
                  <text:list-item>
                    <text:p><text:span text:style-name="T3">mvn release:prepare</text:span></text:p>
                  </text:list-item>
                </text:list>
              </text:list-item>
              <text:list-item>
                <text:p>Create the artifact using the tag :</text:p>
                <text:list>
                  <text:list-item>
                    <text:p><text:span text:style-name="T3">mvn release:per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199cm" svg:height="3.256cm" svg:x="1.27cm" svg:y="0cm" presentation:class="title" presentation:user-transformed="true">
          <draw:text-box>
            <text:p text:style-name="P8"><text:span text:style-name="T1">martini-patch.jar - </text:span><text:span text:style-name="T2">AspectJ</text:span></text:p>
          </draw:text-box>
        </draw:frame>
        <draw:frame presentation:style-name="pr7" draw:layer="layout" svg:width="25.199cm" svg:height="1.436cm" svg:x="1.4cm" svg:y="3.914cm" presentation:class="outline" presentation:user-transformed="true">
          <draw:text-box>
            <text:list text:style-name="L3">
              <text:list-item>
                <text:p>Example</text:p>
              </text:list-item>
            </text:list>
          </draw:text-box>
        </draw:frame>
        <draw:custom-shape draw:style-name="gr4" draw:text-style-name="P10" draw:layer="layout" svg:width="26.035cm" svg:height="12.065cm" svg:x="0.635cm" svg:y="5.985cm">
          <text:p text:style-name="P9"><text:span text:style-name="T5">public aspect BMStartupAspect {</text:span><text:span text:style-name="T5"><text:tab/></text:span></text:p>
          <text:p text:style-name="P9"><text:span text:style-name="T5"><text:tab/></text:span></text:p>
          <text:p text:style-name="P9"><text:span text:style-name="T5"><text:tab/></text:span><text:span text:style-name="T5">String around(String name, String config, HashMap args)</text:span></text:p>
          <text:p text:style-name="P9"><text:span text:style-name="T5"><text:tab/></text:span><text:span text:style-name="T5">: execution(public String BMStartup.startup(String, String, HashMap))</text:span></text:p>
          <text:p text:style-name="P9"><text:span text:style-name="T5">&amp;&amp; args(name, config, args)</text:span></text:p>
          <text:p text:style-name="P9"><text:span text:style-name="T5"><text:tab/></text:span><text:span text:style-name="T5">{</text:span></text:p>
          <text:p text:style-name="P9"><text:span text:style-name="T5"><text:tab/></text:span><text:span text:style-name="T5"><text:tab/></text:span><text:span text:style-name="T5">System.out.println("*** martini-patch loaded ***");</text:span></text:p>
          <text:p text:style-name="P9"><text:span text:style-name="T5"><text:tab/></text:span><text:span text:style-name="T5"><text:tab/></text:span><text:span text:style-name="T5">BMStartup.isStarted_ = false;</text:span></text:p>
          <text:p text:style-name="P9"><text:span text:style-name="T5"><text:tab/></text:span><text:span text:style-name="T5"><text:tab/></text:span><text:span text:style-name="T5">return proceed(name, config, args);</text:span></text:p>
          <text:p text:style-name="P9"><text:span text:style-name="T5"><text:tab/></text:span><text:span text:style-name="T5">}</text:span></text:p>
          <text:p text:style-name="P9"><text:span text:style-name="T5"><text:tab/></text:span><text:span text:style-name="T5"><text:tab/></text:span></text:p>
          <text:p text:style-name="P9"><text:span text:style-name="T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layer="layout" svg:width="25.199cm" svg:height="1.436cm" svg:x="1.27cm" svg:y="18.415cm" presentation:class="outline" presentation:user-transformed="true">
          <draw:text-box>
            <text:list text:style-name="L3">
              <text:list-item>
                <text:p>Should be the standard for customiz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Eclipse WTP</text:p>
          </draw:text-box>
        </draw:frame>
        <draw:frame presentation:style-name="pr3" draw:text-style-name="P4" draw:layer="layout" svg:width="25.199cm" svg:height="16.927cm" svg:x="1.471cm" svg:y="3.81cm" presentation:class="outline" presentation:user-transformed="true">
          <draw:text-box>
            <text:list text:style-name="L3">
              <text:list-item>
                <text:p>Web Tools Platform (WTP) is an Eclipse extension</text:p>
              </text:list-item>
              <text:list-item>
                <text:p>Run and deploy Java EE application inside Eclipse</text:p>
              </text:list-item>
              <text:list-item>
                <text:p>Support Debug mode with breackpoints</text:p>
              </text:list-item>
              <text:list-item>
                <text:p>Support Hot Code Replacement (HCR)</text:p>
              </text:list-item>
              <text:list-item>
                <text:p>Support Hot Deploy (publish)</text:p>
              </text:list-item>
              <text:list-item>
                <text:p>Support auto-completion inside JSP and JSP navigation</text:p>
              </text:list-item>
              <text:list-item>
                <text:p>M2Eclipse is an Eclipse plugin to do the bridge between Maven and Eclipse WTP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9.05cm" svg:height="5.715cm" svg:x="5.08cm" svg:y="7.62cm">
          <text:p text:style-name="P11"><text:span text:style-name="T1">maven-bluemartini</text:span><text:span text:style-name="T2"> demo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27cm" svg:y="0cm" presentation:class="title" presentation:user-transformed="true">
          <draw:text-box>
            <text:p text:style-name="P3"><text:span text:style-name="T3">maven-bluemartini</text:span> setup</text:p>
          </draw:text-box>
        </draw:frame>
        <draw:frame presentation:style-name="pr3" draw:text-style-name="P4" draw:layer="layout" svg:width="25.199cm" svg:height="16.539cm" svg:x="1.471cm" svg:y="4.08cm" presentation:class="outline" presentation:user-transformed="true">
          <draw:text-box>
            <text:list text:style-name="L3">
              <text:list-item>
                <text:p>Add BM libraries to your Maven repository using <text:span text:style-name="T3">mvn install:install-file</text:span></text:p>
              </text:list-item>
              <text:list-item>
                <text:p><text:span text:style-name="T6">Create project modules using </text:span><text:span text:style-name="T3">maven-bluemartini</text:span><text:span text:style-name="T6"> archetype:</text:span></text:p>
                <text:list>
                  <text:list-item>
                    <text:p><text:span text:style-name="T3">mvn archetype:generate -B -DarchetypeGroupId=com.bluemartini.archetypes -DarchetypeArtifactId=bms-archetype-ear -DarchetypeVersion=1.0.0 -DarchetypeRepository=http://maven-bluemartini.googlecode.com/svn/repository/ -DgroupId=</text:span><text:span text:style-name="T7">com.example</text:span><text:span text:style-name="T3"> -DartifactId=</text:span><text:span text:style-name="T7">myWebsite</text:span><text:span text:style-name="T3"> -Dversion=</text:span><text:span text:style-name="T7">1.0.0-SNAPSHOT</text:span></text:p>
                  </text:list-item>
                </text:list>
              </text:list-item>
              <text:list-item>
                <text:p><text:span text:style-name="T6">Build EAR: </text:span><text:span text:style-name="T3">mvn instal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1-11T19:39:10</meta:creation-date>
    <dc:language>fi-FI</dc:language>
    <meta:editing-cycles>4</meta:editing-cycles>
    <meta:editing-duration>PT04H41M53S</meta:editing-duration>
    <dc:date>2011-01-12T00:21:01</dc:date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